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9f0" officeooo:paragraph-rsid="001b09f0"/>
    </style:style>
    <style:style style:name="P2" style:family="paragraph" style:parent-style-name="Standard">
      <style:text-properties officeooo:rsid="001b7535" officeooo:paragraph-rsid="001b7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RL:</text:p>
      <text:p text:style-name="P2"/>
      <text:p text:style-name="P2"><text:a xlink:type="simple" xlink:href="https://github.com/alfonsogj14/ProyectoETS" text:style-name="Internet_20_link" text:visited-style-name="Visited_20_Internet_20_Link">https://github.com/alfonsogj14/ProyectoETS</text:a></text:p>
      <text:p text:style-name="P2"/>
      <text:p text:style-name="P2">Issues creados: </text:p>
      <text:p text:style-name="P2"/>
      <text:p text:style-name="P2">#23 #24 #25 #26 #27 #28</text:p>
      <text:p text:style-name="P2"/>
      <text:p text:style-name="P2">Issues resueltos:</text:p>
      <text:p text:style-name="P2"/>
      <text:p text:style-name="P2">#12 #13 #14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7:03:12.374844398</meta:creation-date>
    <dc:date>2022-04-27T17:41:15.604159568</dc:date>
    <meta:editing-duration>PT11M34S</meta:editing-duration>
    <meta:editing-cycles>1</meta:editing-cycles>
    <meta:document-statistic meta:table-count="0" meta:image-count="0" meta:object-count="0" meta:page-count="1" meta:paragraph-count="6" meta:word-count="15" meta:character-count="113" meta:non-whitespace-character-count="103"/>
    <meta:generator>LibreOffice/6.4.7.2$Linux_X86_64 LibreOffice_project/40$Build-2</meta:generator>
  </office:meta>
</office:document-meta>
</file>